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UTRIMENTOS DE ANIMALES NUEVO-HORIZONTE E.I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OXAPAM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NUTRIMENTOS DE ANIMALES NUEVO HORIZONT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ELMER FABIAN CALLUPE AGUILAR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NDUR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7:29:3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